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0_12-32-06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0_13-36-02_000.jpg</text:p>
          </table:table-cell>
          <table:table-cell table:style-name="ce19" office:value-type="string">
            <text:p>:m 東和 PHOTO / 210721w / 谷保駅 / 国立倉庫建替計画 / １名 / 三位電気（大和ハウス工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721w / 谷保駅 / 国立倉庫建替計画 / １名 / 三位電気（大和ハウス工業） / 指示書">
            <text:p>:m 東和 PHOTO / 210721w / 谷保駅 / 国立倉庫建替計画 / １名 / 三位電気（大和ハウス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0_13-36-09_000.jpg</text:p>
          </table:table-cell>
          <table:table-cell table:style-name="ce19" office:value-type="string">
            <text:p>:m 東和 PHOTO / 210721w / 谷保駅 / 国立倉庫建替計画 / １名 / 三位電気（大和ハウス工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721w / 谷保駅 / 国立倉庫建替計画 / １名 / 三位電気（大和ハウス工業） / 指示書">
            <text:p>:m 東和 PHOTO / 210721w / 谷保駅 / 国立倉庫建替計画 / １名 / 三位電気（大和ハウス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0_13-36-37_000.jpg</text:p>
          </table:table-cell>
          <table:table-cell table:style-name="ce19" office:value-type="string">
            <text:p>:m 東和 PHOTO / 210721w / 谷保駅 / 国立倉庫建替計画 / １名 / 三位電気（大和ハウス工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721w / 谷保駅 / 国立倉庫建替計画 / １名 / 三位電気（大和ハウス工業） / 指示書">
            <text:p>:m 東和 PHOTO / 210721w / 谷保駅 / 国立倉庫建替計画 / １名 / 三位電気（大和ハウス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0_13-36-57_000.jpg</text:p>
          </table:table-cell>
          <table:table-cell table:style-name="ce19" office:value-type="string">
            <text:p>:m 東和 PHOTO / 210721w / 谷保駅 / 国立倉庫建替計画 / １名 / 三位電気（大和ハウス工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721w / 谷保駅 / 国立倉庫建替計画 / １名 / 三位電気（大和ハウス工業） / 指示書">
            <text:p>:m 東和 PHOTO / 210721w / 谷保駅 / 国立倉庫建替計画 / １名 / 三位電気（大和ハウス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0_13-42-46_000.jpg</text:p>
          </table:table-cell>
          <table:table-cell table:style-name="ce19" office:value-type="string">
            <text:p>:m 1*1 other / コレポン / to.蛇口さん　ペガスス / subject=様子伺い；季節初めの挨拶；１週間前の連絡</text:p>
          </table:table-cell>
          <table:table-cell table:style-name="ce20"/>
          <table:table-cell table:style-name="ce4"/>
          <table:table-cell table:style-name="ce4" office:value-type="string">
            <text:p>N-35-35-29.013061 E-139-34-49.654541</text:p>
          </table:table-cell>
          <table:table-cell table:style-name="ce38" table:formula="of:=IF([.E7]=&quot;&quot;;[.C7];CONCATENATE([.C7];&quot; / &quot;;[.E7]))" office:value-type="string" office:string-value=":m 1*1 other / コレポン / to.蛇口さん　ペガスス / subject=様子伺い；季節初めの挨拶；１週間前の連絡">
            <text:p>:m 1*1 other / コレポン / to.蛇口さん　ペガスス / subject=様子伺い；季節初めの挨拶；１週間前の連絡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0_13-54-34_000.jpg</text:p>
          </table:table-cell>
          <table:table-cell table:style-name="ce19" office:value-type="string">
            <text:p>:m 東和 PHOTO / 210721w / 谷保駅 / 国立倉庫建替計画 / １名 / 三位電気（大和ハウス工業） / 資料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721w / 谷保駅 / 国立倉庫建替計画 / １名 / 三位電気（大和ハウス工業） / 資料：天気">
            <text:p>:m 東和 PHOTO / 210721w / 谷保駅 / 国立倉庫建替計画 / １名 / 三位電気（大和ハウス工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0_13-56-40_000.jpg</text:p>
          </table:table-cell>
          <table:table-cell table:style-name="ce19" office:value-type="string">
            <text:p>:m 東和 PHOTO / 210721w / 谷保駅 / 国立倉庫建替計画 / １名 / 三位電気（大和ハウス工業） / 資料：交通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9]=&quot;&quot;;[.C9];CONCATENATE([.C9];&quot; / &quot;;[.E9]))" office:value-type="string" office:string-value=":m 東和 PHOTO / 210721w / 谷保駅 / 国立倉庫建替計画 / １名 / 三位電気（大和ハウス工業） / 資料：交通">
            <text:p>:m 東和 PHOTO / 210721w / 谷保駅 / 国立倉庫建替計画 / １名 / 三位電気（大和ハウス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0_13-57-04_000.jpg</text:p>
          </table:table-cell>
          <table:table-cell table:style-name="ce19" office:value-type="string">
            <text:p>:m 東和 PHOTO / 210721w / 谷保駅 / 国立倉庫建替計画 / １名 / 三位電気（大和ハウス工業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0]=&quot;&quot;;[.C10];CONCATENATE([.C10];&quot; / &quot;;[.E10]))" office:value-type="string" office:string-value=":m 東和 PHOTO / 210721w / 谷保駅 / 国立倉庫建替計画 / １名 / 三位電気（大和ハウス工業） / 資料：スケジュール">
            <text:p>:m 東和 PHOTO / 210721w / 谷保駅 / 国立倉庫建替計画 / １名 / 三位電気（大和ハウス工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0_14-00-19_000.jpg</text:p>
          </table:table-cell>
          <table:table-cell table:style-name="ce19" office:value-type="string">
            <text:p>:m 東和 PHOTO / 210721w / 谷保駅 / 国立倉庫建替計画 / １名 / 三位電気（大和ハウス工業） / 資料：地図：指示書添付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0721w / 谷保駅 / 国立倉庫建替計画 / １名 / 三位電気（大和ハウス工業） / 資料：地図：指示書添付">
            <text:p>:m 東和 PHOTO / 210721w / 谷保駅 / 国立倉庫建替計画 / １名 / 三位電気（大和ハウス工業） / 資料：地図：指示書添付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0_14-02-07_000.jpg</text:p>
          </table:table-cell>
          <table:table-cell table:style-name="ce19" office:value-type="string">
            <text:p>:m 東和 PHOTO / 210721w / 谷保駅 / 国立倉庫建替計画 / １名 / 三位電気（大和ハウス工業） / 資料：地図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2]=&quot;&quot;;[.C12];CONCATENATE([.C12];&quot; / &quot;;[.E12]))" office:value-type="string" office:string-value=":m 東和 PHOTO / 210721w / 谷保駅 / 国立倉庫建替計画 / １名 / 三位電気（大和ハウス工業） / 資料：地図">
            <text:p>:m 東和 PHOTO / 210721w / 谷保駅 / 国立倉庫建替計画 / １名 / 三位電気（大和ハウス工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20_14-09-04_000.jpg</text:p>
          </table:table-cell>
          <table:table-cell table:style-name="ce19" office:value-type="string">
            <text:p>:m 東和 PHOTO / 210721w / 谷保駅 / 国立倉庫建替計画 / １名 / 三位電気（大和ハウス工業） / 資料：地図：路上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3]=&quot;&quot;;[.C13];CONCATENATE([.C13];&quot; / &quot;;[.E13]))" office:value-type="string" office:string-value=":m 東和 PHOTO / 210721w / 谷保駅 / 国立倉庫建替計画 / １名 / 三位電気（大和ハウス工業） / 資料：地図：路上">
            <text:p>:m 東和 PHOTO / 210721w / 谷保駅 / 国立倉庫建替計画 / １名 / 三位電気（大和ハウス工業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20_14-53-23_000.jpg</text:p>
          </table:table-cell>
          <table:table-cell table:style-name="ce20" office:value-type="string">
            <text:p>:m RES 1*1 / free# JVEMV6 68#_45 / 68. theoretical-physics(tp) / w=半群；類,topics=~,other=~,s=~,i=~,doc=r-3-2~2#1.1;r-3-3~17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4]=&quot;&quot;;[.C14];CONCATENATE([.C14];&quot; / &quot;;[.E14]))" office:value-type="string" office:string-value=":m RES 1*1 / free# JVEMV6 68#_45 / 68. theoretical-physics(tp) / w=半群；類,topics=~,other=~,s=~,i=~,doc=r-3-2~2#1.1;r-3-3~17">
            <text:p>:m RES 1*1 / free# JVEMV6 68#_45 / 68. theoretical-physics(tp) / w=半群；類,topics=~,other=~,s=~,i=~,doc=r-3-2~2#1.1;r-3-3~1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20_15-47-59_000.jpg</text:p>
          </table:table-cell>
          <table:table-cell table:style-name="ce20" office:value-type="string">
            <text:p>JVEMV6 52#2 / 52. 自然観察 / field_photos / 昆虫 / @山下さん宅：前の路上：側溝の蓋付近 / キリギリスに似た昆虫 / N-35-35-26.142883 E-139-34-44.710693</text:p>
          </table:table-cell>
          <table:table-cell table:style-name="ce20"/>
          <table:table-cell table:style-name="ce4" table:formula="of:=[.F15]" office:value-type="string" office:string-value="N-35-35-26.142883 E-139-34-44.710693">
            <text:p>N-35-35-26.142883 E-139-34-44.710693</text:p>
          </table:table-cell>
          <table:table-cell table:style-name="ce4" office:value-type="string">
            <text:p>N-35-35-26.142883 E-139-34-44.710693</text:p>
          </table:table-cell>
          <table:table-cell table:style-name="ce38" table:formula="of:=IF([.E15]=&quot;&quot;;[.C15];CONCATENATE([.C15];&quot; / &quot;;[.E15]))" office:value-type="string" office:string-value="JVEMV6 52#2 / 52. 自然観察 / field_photos / 昆虫 / @山下さん宅：前の路上：側溝の蓋付近 / キリギリスに似た昆虫 / N-35-35-26.142883 E-139-34-44.710693 / N-35-35-26.142883 E-139-34-44.710693">
            <text:p>JVEMV6 52#2 / 52. 自然観察 / field_photos / 昆虫 / @山下さん宅：前の路上：側溝の蓋付近 / キリギリスに似た昆虫 / N-35-35-26.142883 E-139-34-44.710693 / N-35-35-26.142883 E-139-34-44.71069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20_15-48-05_000.jpg</text:p>
          </table:table-cell>
          <table:table-cell table:style-name="ce20" office:value-type="string">
            <text:p>JVEMV6 52#2 / 52. 自然観察 / field_photos / 昆虫 / @山下さん宅：前の路上：側溝の蓋付近 / キリギリスに似た昆虫 / N-35-35-26.142883 E-139-34-44.710693</text:p>
          </table:table-cell>
          <table:table-cell table:style-name="ce20"/>
          <table:table-cell table:style-name="ce4" table:formula="of:=[.F16]" office:value-type="string" office:string-value="N-35-35-26.142883 E-139-34-44.710693">
            <text:p>N-35-35-26.142883 E-139-34-44.710693</text:p>
          </table:table-cell>
          <table:table-cell table:style-name="ce4" office:value-type="string">
            <text:p>N-35-35-26.142883 E-139-34-44.710693</text:p>
          </table:table-cell>
          <table:table-cell table:style-name="ce38" table:formula="of:=IF([.E16]=&quot;&quot;;[.C16];CONCATENATE([.C16];&quot; / &quot;;[.E16]))" office:value-type="string" office:string-value="JVEMV6 52#2 / 52. 自然観察 / field_photos / 昆虫 / @山下さん宅：前の路上：側溝の蓋付近 / キリギリスに似た昆虫 / N-35-35-26.142883 E-139-34-44.710693 / N-35-35-26.142883 E-139-34-44.710693">
            <text:p>JVEMV6 52#2 / 52. 自然観察 / field_photos / 昆虫 / @山下さん宅：前の路上：側溝の蓋付近 / キリギリスに似た昆虫 / N-35-35-26.142883 E-139-34-44.710693 / N-35-35-26.142883 E-139-34-44.71069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20_15-48-05_001.jpg</text:p>
          </table:table-cell>
          <table:table-cell table:style-name="ce20" office:value-type="string">
            <text:p>JVEMV6 52#2 / 52. 自然観察 / field_photos / 昆虫 / @山下さん宅：前の路上：側溝の蓋付近 / キリギリスに似た昆虫 / N-35-35-26.142883 E-139-34-44.710693</text:p>
          </table:table-cell>
          <table:table-cell table:style-name="ce20"/>
          <table:table-cell table:style-name="ce4" table:formula="of:=[.F17]" office:value-type="string" office:string-value="N-35-35-26.142883 E-139-34-44.710693">
            <text:p>N-35-35-26.142883 E-139-34-44.710693</text:p>
          </table:table-cell>
          <table:table-cell table:style-name="ce4" office:value-type="string">
            <text:p>N-35-35-26.142883 E-139-34-44.710693</text:p>
          </table:table-cell>
          <table:table-cell table:style-name="ce38" table:formula="of:=IF([.E17]=&quot;&quot;;[.C17];CONCATENATE([.C17];&quot; / &quot;;[.E17]))" office:value-type="string" office:string-value="JVEMV6 52#2 / 52. 自然観察 / field_photos / 昆虫 / @山下さん宅：前の路上：側溝の蓋付近 / キリギリスに似た昆虫 / N-35-35-26.142883 E-139-34-44.710693 / N-35-35-26.142883 E-139-34-44.710693">
            <text:p>JVEMV6 52#2 / 52. 自然観察 / field_photos / 昆虫 / @山下さん宅：前の路上：側溝の蓋付近 / キリギリスに似た昆虫 / N-35-35-26.142883 E-139-34-44.710693 / N-35-35-26.142883 E-139-34-44.71069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20_16-32-16_000.jpg</text:p>
          </table:table-cell>
          <table:table-cell table:style-name="ce17" office:value-type="string">
            <text:p>:m other / 血圧測定 / @山下歯科 / N-35-36-4.100646 E-139-36-49.735107</text:p>
          </table:table-cell>
          <table:table-cell table:style-name="ce20"/>
          <table:table-cell table:style-name="ce4" table:formula="of:=[.F18]" office:value-type="string" office:string-value="N-35-36-4.100646 E-139-36-49.735107">
            <text:p>N-35-36-4.100646 E-139-36-49.735107</text:p>
          </table:table-cell>
          <table:table-cell table:style-name="ce4" office:value-type="string">
            <text:p>N-35-36-4.100646 E-139-36-49.735107</text:p>
          </table:table-cell>
          <table:table-cell table:style-name="ce38" table:formula="of:=IF([.E18]=&quot;&quot;;[.C18];CONCATENATE([.C18];&quot; / &quot;;[.E18]))" office:value-type="string" office:string-value=":m other / 血圧測定 / @山下歯科 / N-35-36-4.100646 E-139-36-49.735107 / N-35-36-4.100646 E-139-36-49.735107">
            <text:p>:m other / 血圧測定 / @山下歯科 / N-35-36-4.100646 E-139-36-49.735107 / N-35-36-4.100646 E-139-36-49.73510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20_17-34-40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298828 E-139-34-49.324951</text:p>
          </table:table-cell>
          <table:table-cell table:style-name="ce20"/>
          <table:table-cell table:style-name="ce4" table:formula="of:=[.F19]" office:value-type="string" office:string-value="N-35-35-6.298828 E-139-34-49.324951">
            <text:p>N-35-35-6.298828 E-139-34-49.324951</text:p>
          </table:table-cell>
          <table:table-cell table:style-name="ce4" office:value-type="string">
            <text:p>N-35-35-6.298828 E-139-34-49.324951</text:p>
          </table:table-cell>
          <table:table-cell table:style-name="ce38" table:formula="of:=IF([.E19]=&quot;&quot;;[.C19];CONCATENATE([.C19];&quot; / &quot;;[.E19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6.298828 E-139-34-49.324951 / N-35-35-6.298828 E-139-34-49.324951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298828 E-139-34-49.324951 / N-35-35-6.298828 E-139-34-49.32495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20_17-34-57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0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0]=&quot;&quot;;[.C20];CONCATENATE([.C20];&quot; / &quot;;[.E20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20_17-35-14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1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1]=&quot;&quot;;[.C21];CONCATENATE([.C21];&quot; / &quot;;[.E21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20_17-35-21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2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2]=&quot;&quot;;[.C22];CONCATENATE([.C22];&quot; / &quot;;[.E22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20_17-35-40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</text:p>
          </table:table-cell>
          <table:table-cell table:style-name="ce20"/>
          <table:table-cell table:style-name="ce4" table:formula="of:=[.F23]" office:value-type="string" office:string-value="N-35-35-3.318786 E-139-34-47.017822">
            <text:p>N-35-35-3.318786 E-139-34-47.017822</text:p>
          </table:table-cell>
          <table:table-cell table:style-name="ce4" office:value-type="string">
            <text:p>N-35-35-3.318786 E-139-34-47.017822</text:p>
          </table:table-cell>
          <table:table-cell table:style-name="ce38" table:formula="of:=IF([.E23]=&quot;&quot;;[.C23];CONCATENATE([.C23];&quot; / &quot;;[.E23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 / N-35-35-3.318786 E-139-34-47.017822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 / N-35-35-3.318786 E-139-34-47.01782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7-20_17-35-52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</text:p>
          </table:table-cell>
          <table:table-cell table:style-name="ce20"/>
          <table:table-cell table:style-name="ce4" table:formula="of:=[.F24]" office:value-type="string" office:string-value="N-35-35-3.318786 E-139-34-47.017822">
            <text:p>N-35-35-3.318786 E-139-34-47.017822</text:p>
          </table:table-cell>
          <table:table-cell table:style-name="ce4" office:value-type="string">
            <text:p>N-35-35-3.318786 E-139-34-47.017822</text:p>
          </table:table-cell>
          <table:table-cell table:style-name="ce38" table:formula="of:=IF([.E24]=&quot;&quot;;[.C24];CONCATENATE([.C24];&quot; / &quot;;[.E24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 / N-35-35-3.318786 E-139-34-47.017822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3.318786 E-139-34-47.017822 / N-35-35-3.318786 E-139-34-47.01782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7-20_17-36-14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5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5]=&quot;&quot;;[.C25];CONCATENATE([.C25];&quot; / &quot;;[.E25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7-20_17-36-20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6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6]=&quot;&quot;;[.C26];CONCATENATE([.C26];&quot; / &quot;;[.E26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7-20_17-36-26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</text:p>
          </table:table-cell>
          <table:table-cell table:style-name="ce20"/>
          <table:table-cell table:style-name="ce4" table:formula="of:=[.F27]" office:value-type="string" office:string-value="N-35-35-2.989196 E-139-34-53.884277">
            <text:p>N-35-35-2.989196 E-139-34-53.884277</text:p>
          </table:table-cell>
          <table:table-cell table:style-name="ce4" office:value-type="string">
            <text:p>N-35-35-2.989196 E-139-34-53.884277</text:p>
          </table:table-cell>
          <table:table-cell table:style-name="ce38" table:formula="of:=IF([.E27]=&quot;&quot;;[.C27];CONCATENATE([.C27];&quot; / &quot;;[.E27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2.989196 E-139-34-53.884277 / N-35-35-2.989196 E-139-34-53.8842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7-20_17-38-21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</text:p>
          </table:table-cell>
          <table:table-cell table:style-name="ce20"/>
          <table:table-cell table:style-name="ce4" table:formula="of:=[.F28]" office:value-type="string" office:string-value="N-35-35-6.87561 E-139-34-48.171386">
            <text:p>N-35-35-6.87561 E-139-34-48.171386</text:p>
          </table:table-cell>
          <table:table-cell table:style-name="ce4" office:value-type="string">
            <text:p>N-35-35-6.87561 E-139-34-48.171386</text:p>
          </table:table-cell>
          <table:table-cell table:style-name="ce38" table:formula="of:=IF([.E28]=&quot;&quot;;[.C28];CONCATENATE([.C28];&quot; / &quot;;[.E28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7-20_17-38-24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</text:p>
          </table:table-cell>
          <table:table-cell table:style-name="ce20"/>
          <table:table-cell table:style-name="ce4" table:formula="of:=[.F29]" office:value-type="string" office:string-value="N-35-35-11.256408 E-139-34-49.819335">
            <text:p>N-35-35-11.256408 E-139-34-49.819335</text:p>
          </table:table-cell>
          <table:table-cell table:style-name="ce4" office:value-type="string">
            <text:p>N-35-35-11.256408 E-139-34-49.819335</text:p>
          </table:table-cell>
          <table:table-cell table:style-name="ce38" table:formula="of:=IF([.E29]=&quot;&quot;;[.C29];CONCATENATE([.C29];&quot; / &quot;;[.E29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7-20_17-38-27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</text:p>
          </table:table-cell>
          <table:table-cell table:style-name="ce20"/>
          <table:table-cell table:style-name="ce4" table:formula="of:=[.F30]" office:value-type="string" office:string-value="N-35-35-11.256408 E-139-34-49.819335">
            <text:p>N-35-35-11.256408 E-139-34-49.819335</text:p>
          </table:table-cell>
          <table:table-cell table:style-name="ce4" office:value-type="string">
            <text:p>N-35-35-11.256408 E-139-34-49.819335</text:p>
          </table:table-cell>
          <table:table-cell table:style-name="ce38" table:formula="of:=IF([.E30]=&quot;&quot;;[.C30];CONCATENATE([.C30];&quot; / &quot;;[.E30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7-20_17-38-38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</text:p>
          </table:table-cell>
          <table:table-cell table:style-name="ce20"/>
          <table:table-cell table:style-name="ce4" table:formula="of:=[.F31]" office:value-type="string" office:string-value="N-35-35-11.256408 E-139-34-49.819335">
            <text:p>N-35-35-11.256408 E-139-34-49.819335</text:p>
          </table:table-cell>
          <table:table-cell table:style-name="ce4" office:value-type="string">
            <text:p>N-35-35-11.256408 E-139-34-49.819335</text:p>
          </table:table-cell>
          <table:table-cell table:style-name="ce38" table:formula="of:=IF([.E31]=&quot;&quot;;[.C31];CONCATENATE([.C31];&quot; / &quot;;[.E31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11.256408 E-139-34-49.819335 / N-35-35-11.256408 E-139-34-49.81933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7-20_17-38-42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</text:p>
          </table:table-cell>
          <table:table-cell table:style-name="ce20"/>
          <table:table-cell table:style-name="ce4" table:formula="of:=[.F32]" office:value-type="string" office:string-value="N-35-35-6.87561 E-139-34-48.171386">
            <text:p>N-35-35-6.87561 E-139-34-48.171386</text:p>
          </table:table-cell>
          <table:table-cell table:style-name="ce4" office:value-type="string">
            <text:p>N-35-35-6.87561 E-139-34-48.171386</text:p>
          </table:table-cell>
          <table:table-cell table:style-name="ce38" table:formula="of:=IF([.E32]=&quot;&quot;;[.C32];CONCATENATE([.C32];&quot; / &quot;;[.E32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7-20_17-38-53_000.jpg</text:p>
          </table:table-cell>
          <table:table-cell table:style-name="ce20" office:value-type="string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</text:p>
          </table:table-cell>
          <table:table-cell table:style-name="ce20"/>
          <table:table-cell table:style-name="ce4" table:formula="of:=[.F33]" office:value-type="string" office:string-value="N-35-35-6.87561 E-139-34-48.171386">
            <text:p>N-35-35-6.87561 E-139-34-48.171386</text:p>
          </table:table-cell>
          <table:table-cell table:style-name="ce4" office:value-type="string">
            <text:p>N-35-35-6.87561 E-139-34-48.171386</text:p>
          </table:table-cell>
          <table:table-cell table:style-name="ce38" table:formula="of:=IF([.E33]=&quot;&quot;;[.C33];CONCATENATE([.C33];&quot; / &quot;;[.E33]))" office:value-type="string" office:string-value="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">
            <text:p>JVEMV6 52#2 / 52. 自然観察 / field_photos / 昆虫 / @宮前平駅に下る坂、途中：歩道上、車道との間の、鎖フェンス：柱 / 黄色い体色の昆虫、てんとう虫の、脱皮直後か；柱の表面に吸着している個体も / N-35-35-6.87561 E-139-34-48.171386 / N-35-35-6.87561 E-139-34-48.17138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7-20_20-42-32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7-20_22-20-0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5]=&quot;&quot;;[.C35];CONCATENATE([.C35];&quot; / &quot;;[.E35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7-21_00-41-04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36]=&quot;&quot;;[.C36];CONCATENATE([.C36];&quot; / &quot;;[.E36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7-21_03-56-32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7]=&quot;&quot;;[.C37];CONCATENATE([.C37];&quot; / &quot;;[.E37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7-21_04-06-2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1-07-21_05-05-24_000.jpg</text:p>
          </table:table-cell>
          <table:table-cell table:style-name="ce19" office:value-type="string">
            <text:p>:m 東和 PHOTO / 210721w / 谷保駅 / 国立倉庫建替計画 / １名 / 三位電気（大和ハウス工業） / 出発時間 / N-35-35-40.425109 E-139-35-9.924316</text:p>
          </table:table-cell>
          <table:table-cell table:style-name="ce19"/>
          <table:table-cell table:style-name="ce4" table:formula="of:=[.F39]" office:value-type="string" office:string-value="N-35-35-40.425109 E-139-35-9.924316">
            <text:p>N-35-35-40.425109 E-139-35-9.924316</text:p>
          </table:table-cell>
          <table:table-cell table:style-name="ce4" office:value-type="string">
            <text:p>N-35-35-40.425109 E-139-35-9.924316</text:p>
          </table:table-cell>
          <table:table-cell table:style-name="ce38" table:formula="of:=IF([.E39]=&quot;&quot;;[.C39];CONCATENATE([.C39];&quot; / &quot;;[.E39]))" office:value-type="string" office:string-value=":m 東和 PHOTO / 210721w / 谷保駅 / 国立倉庫建替計画 / １名 / 三位電気（大和ハウス工業） / 出発時間 / N-35-35-40.425109 E-139-35-9.924316 / N-35-35-40.425109 E-139-35-9.924316">
            <text:p>:m 東和 PHOTO / 210721w / 谷保駅 / 国立倉庫建替計画 / １名 / 三位電気（大和ハウス工業） / 出発時間 / N-35-35-40.425109 E-139-35-9.924316 / N-35-35-40.425109 E-139-35-9.92431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1-07-21_06-13-05_000.jpg</text:p>
          </table:table-cell>
          <table:table-cell table:style-name="ce19" office:value-type="string">
            <text:p>:m 東和 PHOTO / 210721w / 谷保駅 / 国立倉庫建替計画 / １名 / 三位電気（大和ハウス工業） / 最寄り駅：周辺 / N-35-40-25.698852 E-139-26-54.056396</text:p>
          </table:table-cell>
          <table:table-cell table:style-name="ce19"/>
          <table:table-cell table:style-name="ce4" table:formula="of:=[.F40]" office:value-type="string" office:string-value="N-35-40-25.698852 E-139-26-54.056396">
            <text:p>N-35-40-25.698852 E-139-26-54.056396</text:p>
          </table:table-cell>
          <table:table-cell table:style-name="ce4" office:value-type="string">
            <text:p>N-35-40-25.698852 E-139-26-54.056396</text:p>
          </table:table-cell>
          <table:table-cell table:style-name="ce38" table:formula="of:=IF([.E40]=&quot;&quot;;[.C40];CONCATENATE([.C40];&quot; / &quot;;[.E40]))" office:value-type="string" office:string-value=":m 東和 PHOTO / 210721w / 谷保駅 / 国立倉庫建替計画 / １名 / 三位電気（大和ハウス工業） / 最寄り駅：周辺 / N-35-40-25.698852 E-139-26-54.056396 / N-35-40-25.698852 E-139-26-54.056396">
            <text:p>:m 東和 PHOTO / 210721w / 谷保駅 / 国立倉庫建替計画 / １名 / 三位電気（大和ハウス工業） / 最寄り駅：周辺 / N-35-40-25.698852 E-139-26-54.056396 / N-35-40-25.698852 E-139-26-54.05639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1-07-21_06-16-10_000.jpg</text:p>
          </table:table-cell>
          <table:table-cell table:style-name="ce27" office:value-type="string">
            <text:p>:PHOTO 記録しておきたいもの / @谷保駅近く、東和現場へ行く途中 / object=象のような彫像：に、飾り物を付けている,photo-for=見たことがないもの、記録しておきたい / N-35-40-25.698852 E-139-26-54.056396</text:p>
          </table:table-cell>
          <table:table-cell table:style-name="ce27"/>
          <table:table-cell table:style-name="ce4" table:formula="of:=[.F41]" office:value-type="string" office:string-value="N-35-40-25.698852 E-139-26-54.056396">
            <text:p>N-35-40-25.698852 E-139-26-54.056396</text:p>
          </table:table-cell>
          <table:table-cell table:style-name="ce4" office:value-type="string">
            <text:p>N-35-40-25.698852 E-139-26-54.056396</text:p>
          </table:table-cell>
          <table:table-cell table:style-name="ce38" table:formula="of:=IF([.E41]=&quot;&quot;;[.C41];CONCATENATE([.C41];&quot; / &quot;;[.E41]))" office:value-type="string" office:string-value=":PHOTO 記録しておきたいもの / @谷保駅近く、東和現場へ行く途中 / object=象のような彫像：に、飾り物を付けている,photo-for=見たことがないもの、記録しておきたい / N-35-40-25.698852 E-139-26-54.056396 / N-35-40-25.698852 E-139-26-54.056396">
            <text:p>:PHOTO 記録しておきたいもの / @谷保駅近く、東和現場へ行く途中 / object=象のような彫像：に、飾り物を付けている,photo-for=見たことがないもの、記録しておきたい / N-35-40-25.698852 E-139-26-54.056396 / N-35-40-25.698852 E-139-26-54.05639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1-07-21_06-30-57_000.jpg</text:p>
          </table:table-cell>
          <table:table-cell table:style-name="ce27" office:value-type="string">
            <text:p>:PHOTO 記録しておきたいもの / @谷保駅近く、東和現場へ行く途中 / object=畑に生えている、大きな葉っぱの植物：の葉っぱの先に、水滴が載っている,photo-for=珍しい / N-35-40-35.17456 E-139-26-26.590576</text:p>
          </table:table-cell>
          <table:table-cell table:style-name="ce27"/>
          <table:table-cell table:style-name="ce4" table:formula="of:=[.F42]" office:value-type="string" office:string-value="N-35-40-35.17456 E-139-26-26.590576">
            <text:p>N-35-40-35.17456 E-139-26-26.590576</text:p>
          </table:table-cell>
          <table:table-cell table:style-name="ce4" office:value-type="string">
            <text:p>N-35-40-35.17456 E-139-26-26.590576</text:p>
          </table:table-cell>
          <table:table-cell table:style-name="ce38" table:formula="of:=IF([.E42]=&quot;&quot;;[.C42];CONCATENATE([.C42];&quot; / &quot;;[.E42]))" office:value-type="string" office:string-value=":PHOTO 記録しておきたいもの / @谷保駅近く、東和現場へ行く途中 / object=畑に生えている、大きな葉っぱの植物：の葉っぱの先に、水滴が載っている,photo-for=珍しい / N-35-40-35.17456 E-139-26-26.590576 / N-35-40-35.17456 E-139-26-26.590576">
            <text:p>:PHOTO 記録しておきたいもの / @谷保駅近く、東和現場へ行く途中 / object=畑に生えている、大きな葉っぱの植物：の葉っぱの先に、水滴が載っている,photo-for=珍しい / N-35-40-35.17456 E-139-26-26.590576 / N-35-40-35.17456 E-139-26-26.59057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1-07-21_06-31-01_000.jpg</text:p>
          </table:table-cell>
          <table:table-cell table:style-name="ce20" office:value-type="string">
            <text:p>JVEMV6 52#2 / 52. 自然観察 / field_photos / 植物：野菜 / @谷保駅近く、東和現場へ行く途中 / object=畑に生えている、大きな葉っぱの植物,photo-for=珍しい / N-35-40-35.17456 E-139-26-26.590576</text:p>
          </table:table-cell>
          <table:table-cell table:style-name="ce20"/>
          <table:table-cell table:style-name="ce4" table:formula="of:=[.F43]" office:value-type="string" office:string-value="N-35-40-35.17456 E-139-26-26.590576">
            <text:p>N-35-40-35.17456 E-139-26-26.590576</text:p>
          </table:table-cell>
          <table:table-cell table:style-name="ce4" office:value-type="string">
            <text:p>N-35-40-35.17456 E-139-26-26.590576</text:p>
          </table:table-cell>
          <table:table-cell table:style-name="ce38" table:formula="of:=IF([.E43]=&quot;&quot;;[.C43];CONCATENATE([.C43];&quot; / &quot;;[.E43]))" office:value-type="string" office:string-value="JVEMV6 52#2 / 52. 自然観察 / field_photos / 植物：野菜 / @谷保駅近く、東和現場へ行く途中 / object=畑に生えている、大きな葉っぱの植物,photo-for=珍しい / N-35-40-35.17456 E-139-26-26.590576 / N-35-40-35.17456 E-139-26-26.590576">
            <text:p>JVEMV6 52#2 / 52. 自然観察 / field_photos / 植物：野菜 / @谷保駅近く、東和現場へ行く途中 / object=畑に生えている、大きな葉っぱの植物,photo-for=珍しい / N-35-40-35.17456 E-139-26-26.590576 / N-35-40-35.17456 E-139-26-26.59057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1-07-21_06-31-07_000.jpg</text:p>
          </table:table-cell>
          <table:table-cell table:style-name="ce20" office:value-type="string">
            <text:p>JVEMV6 52#2 / 52. 自然観察 / field_photos / 植物：野菜 / @谷保駅近く、東和現場へ行く途中 / object=畑に生えている、大きな葉っぱの植物,photo-for=珍しい / N-35-40-35.17456 E-139-26-26.590576</text:p>
          </table:table-cell>
          <table:table-cell table:style-name="ce20"/>
          <table:table-cell table:style-name="ce4" table:formula="of:=[.F44]" office:value-type="string" office:string-value="N-35-40-35.17456 E-139-26-26.590576">
            <text:p>N-35-40-35.17456 E-139-26-26.590576</text:p>
          </table:table-cell>
          <table:table-cell table:style-name="ce4" office:value-type="string">
            <text:p>N-35-40-35.17456 E-139-26-26.590576</text:p>
          </table:table-cell>
          <table:table-cell table:style-name="ce38" table:formula="of:=IF([.E44]=&quot;&quot;;[.C44];CONCATENATE([.C44];&quot; / &quot;;[.E44]))" office:value-type="string" office:string-value="JVEMV6 52#2 / 52. 自然観察 / field_photos / 植物：野菜 / @谷保駅近く、東和現場へ行く途中 / object=畑に生えている、大きな葉っぱの植物,photo-for=珍しい / N-35-40-35.17456 E-139-26-26.590576 / N-35-40-35.17456 E-139-26-26.590576">
            <text:p>JVEMV6 52#2 / 52. 自然観察 / field_photos / 植物：野菜 / @谷保駅近く、東和現場へ行く途中 / object=畑に生えている、大きな葉っぱの植物,photo-for=珍しい / N-35-40-35.17456 E-139-26-26.590576 / N-35-40-35.17456 E-139-26-26.59057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1-07-21_06-36-15_000.jpg</text:p>
          </table:table-cell>
          <table:table-cell table:style-name="ce20" office:value-type="string">
            <text:p>JVEMV6 52#2 / 52. 自然観察 / field_photos / 植物：野菜 / @谷保駅近く、東和現場へ行く途中 / object=イネ,photo-for=~ / N-35-40-33.114624 E-139-26-26.590576</text:p>
          </table:table-cell>
          <table:table-cell table:style-name="ce20"/>
          <table:table-cell table:style-name="ce4" table:formula="of:=[.F45]" office:value-type="string" office:string-value="N-35-40-33.114624 E-139-26-26.590576">
            <text:p>N-35-40-33.114624 E-139-26-26.590576</text:p>
          </table:table-cell>
          <table:table-cell table:style-name="ce4" office:value-type="string">
            <text:p>N-35-40-33.114624 E-139-26-26.590576</text:p>
          </table:table-cell>
          <table:table-cell table:style-name="ce38" table:formula="of:=IF([.E45]=&quot;&quot;;[.C45];CONCATENATE([.C45];&quot; / &quot;;[.E45]))" office:value-type="string" office:string-value="JVEMV6 52#2 / 52. 自然観察 / field_photos / 植物：野菜 / @谷保駅近く、東和現場へ行く途中 / object=イネ,photo-for=~ / N-35-40-33.114624 E-139-26-26.590576 / N-35-40-33.114624 E-139-26-26.590576">
            <text:p>JVEMV6 52#2 / 52. 自然観察 / field_photos / 植物：野菜 / @谷保駅近く、東和現場へ行く途中 / object=イネ,photo-for=~ / N-35-40-33.114624 E-139-26-26.590576 / N-35-40-33.114624 E-139-26-26.59057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1-07-21_06-43-50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27.758789 E-139-26-31.149902</text:p>
          </table:table-cell>
          <table:table-cell table:style-name="ce19"/>
          <table:table-cell table:style-name="ce4" table:formula="of:=[.F46]" office:value-type="string" office:string-value="N-35-40-27.758789 E-139-26-31.149902">
            <text:p>N-35-40-27.758789 E-139-26-31.149902</text:p>
          </table:table-cell>
          <table:table-cell table:style-name="ce4" office:value-type="string">
            <text:p>N-35-40-27.758789 E-139-26-31.149902</text:p>
          </table:table-cell>
          <table:table-cell table:style-name="ce38" table:formula="of:=IF([.E46]=&quot;&quot;;[.C46];CONCATENATE([.C46];&quot; / &quot;;[.E46]))" office:value-type="string" office:string-value=":m 東和 PHOTO / 210721w / 谷保駅 / 国立倉庫建替計画 / １名 / 三位電気（大和ハウス工業） / 現場状況 / N-35-40-27.758789 E-139-26-31.149902 / N-35-40-27.758789 E-139-26-31.149902">
            <text:p>:m 東和 PHOTO / 210721w / 谷保駅 / 国立倉庫建替計画 / １名 / 三位電気（大和ハウス工業） / 現場状況 / N-35-40-27.758789 E-139-26-31.149902 / N-35-40-27.758789 E-139-26-31.14990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2021-07-21_06-43-55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27.758789 E-139-26-31.149902</text:p>
          </table:table-cell>
          <table:table-cell table:style-name="ce19"/>
          <table:table-cell table:style-name="ce4" table:formula="of:=[.F47]" office:value-type="string" office:string-value="N-35-40-27.758789 E-139-26-31.149902">
            <text:p>N-35-40-27.758789 E-139-26-31.149902</text:p>
          </table:table-cell>
          <table:table-cell table:style-name="ce4" office:value-type="string">
            <text:p>N-35-40-27.758789 E-139-26-31.149902</text:p>
          </table:table-cell>
          <table:table-cell table:style-name="ce38" table:formula="of:=IF([.E47]=&quot;&quot;;[.C47];CONCATENATE([.C47];&quot; / &quot;;[.E47]))" office:value-type="string" office:string-value=":m 東和 PHOTO / 210721w / 谷保駅 / 国立倉庫建替計画 / １名 / 三位電気（大和ハウス工業） / 現場状況 / N-35-40-27.758789 E-139-26-31.149902 / N-35-40-27.758789 E-139-26-31.149902">
            <text:p>:m 東和 PHOTO / 210721w / 谷保駅 / 国立倉庫建替計画 / １名 / 三位電気（大和ハウス工業） / 現場状況 / N-35-40-27.758789 E-139-26-31.149902 / N-35-40-27.758789 E-139-26-31.14990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4" office:value-type="string">
            <text:p>2021-07-21_06-44-05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27.758789 E-139-26-31.149902</text:p>
          </table:table-cell>
          <table:table-cell table:style-name="ce19"/>
          <table:table-cell table:style-name="ce4" table:formula="of:=[.F48]" office:value-type="string" office:string-value="N-35-40-27.758789 E-139-26-31.149902">
            <text:p>N-35-40-27.758789 E-139-26-31.149902</text:p>
          </table:table-cell>
          <table:table-cell table:style-name="ce4" office:value-type="string">
            <text:p>N-35-40-27.758789 E-139-26-31.149902</text:p>
          </table:table-cell>
          <table:table-cell table:style-name="ce38" table:formula="of:=IF([.E48]=&quot;&quot;;[.C48];CONCATENATE([.C48];&quot; / &quot;;[.E48]))" office:value-type="string" office:string-value=":m 東和 PHOTO / 210721w / 谷保駅 / 国立倉庫建替計画 / １名 / 三位電気（大和ハウス工業） / 現場状況 / N-35-40-27.758789 E-139-26-31.149902 / N-35-40-27.758789 E-139-26-31.149902">
            <text:p>:m 東和 PHOTO / 210721w / 谷保駅 / 国立倉庫建替計画 / １名 / 三位電気（大和ハウス工業） / 現場状況 / N-35-40-27.758789 E-139-26-31.149902 / N-35-40-27.758789 E-139-26-31.14990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4" office:value-type="string">
            <text:p>2021-07-21_06-45-47_000.jpg</text:p>
          </table:table-cell>
          <table:table-cell table:style-name="ce20" office:value-type="string">
            <text:p>JVEMV6 52#2 / 52. 自然観察 / field_photos / 植物：野菜 / @谷保駅最寄り、東和現場：周囲を巡る側溝：の、道路側上り口 / object=コケ,photo-for=~ / N-35-40-26.261901 E-139-26-30.051269</text:p>
          </table:table-cell>
          <table:table-cell table:style-name="ce27"/>
          <table:table-cell table:style-name="ce4" table:formula="of:=[.F49]" office:value-type="string" office:string-value="N-35-40-26.261901 E-139-26-30.051269">
            <text:p>N-35-40-26.261901 E-139-26-30.051269</text:p>
          </table:table-cell>
          <table:table-cell table:style-name="ce4" office:value-type="string">
            <text:p>N-35-40-26.261901 E-139-26-30.051269</text:p>
          </table:table-cell>
          <table:table-cell table:style-name="ce38" table:formula="of:=IF([.E49]=&quot;&quot;;[.C49];CONCATENATE([.C49];&quot; / &quot;;[.E49]))" office:value-type="string" office:string-value="JVEMV6 52#2 / 52. 自然観察 / field_photos / 植物：野菜 / @谷保駅最寄り、東和現場：周囲を巡る側溝：の、道路側上り口 / object=コケ,photo-for=~ / N-35-40-26.261901 E-139-26-30.051269 / N-35-40-26.261901 E-139-26-30.051269">
            <text:p>JVEMV6 52#2 / 52. 自然観察 / field_photos / 植物：野菜 / @谷保駅最寄り、東和現場：周囲を巡る側溝：の、道路側上り口 / object=コケ,photo-for=~ / N-35-40-26.261901 E-139-26-30.051269 / N-35-40-26.261901 E-139-26-30.0512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4" office:value-type="string">
            <text:p>2021-07-21_06-47-49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33.114624 E-139-26-26.590576</text:p>
          </table:table-cell>
          <table:table-cell table:style-name="ce19"/>
          <table:table-cell table:style-name="ce4" table:formula="of:=[.F50]" office:value-type="string" office:string-value="N-35-40-33.114624 E-139-26-26.590576">
            <text:p>N-35-40-33.114624 E-139-26-26.590576</text:p>
          </table:table-cell>
          <table:table-cell table:style-name="ce4" office:value-type="string">
            <text:p>N-35-40-33.114624 E-139-26-26.590576</text:p>
          </table:table-cell>
          <table:table-cell table:style-name="ce38" table:formula="of:=IF([.E50]=&quot;&quot;;[.C50];CONCATENATE([.C50];&quot; / &quot;;[.E50]))" office:value-type="string" office:string-value=":m 東和 PHOTO / 210721w / 谷保駅 / 国立倉庫建替計画 / １名 / 三位電気（大和ハウス工業） / 現場状況 / N-35-40-33.114624 E-139-26-26.590576 / N-35-40-33.114624 E-139-26-26.590576">
            <text:p>:m 東和 PHOTO / 210721w / 谷保駅 / 国立倉庫建替計画 / １名 / 三位電気（大和ハウス工業） / 現場状況 / N-35-40-33.114624 E-139-26-26.590576 / N-35-40-33.114624 E-139-26-26.59057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4" office:value-type="string">
            <text:p>2021-07-21_06-47-51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31.480407 E-139-26-26.096191</text:p>
          </table:table-cell>
          <table:table-cell table:style-name="ce19"/>
          <table:table-cell table:style-name="ce4" table:formula="of:=[.F51]" office:value-type="string" office:string-value="N-35-40-31.480407 E-139-26-26.096191">
            <text:p>N-35-40-31.480407 E-139-26-26.096191</text:p>
          </table:table-cell>
          <table:table-cell table:style-name="ce4" office:value-type="string">
            <text:p>N-35-40-31.480407 E-139-26-26.096191</text:p>
          </table:table-cell>
          <table:table-cell table:style-name="ce38" table:formula="of:=IF([.E51]=&quot;&quot;;[.C51];CONCATENATE([.C51];&quot; / &quot;;[.E51]))" office:value-type="string" office:string-value=":m 東和 PHOTO / 210721w / 谷保駅 / 国立倉庫建替計画 / １名 / 三位電気（大和ハウス工業） / 現場状況 / N-35-40-31.480407 E-139-26-26.096191 / N-35-40-31.480407 E-139-26-26.096191">
            <text:p>:m 東和 PHOTO / 210721w / 谷保駅 / 国立倉庫建替計画 / １名 / 三位電気（大和ハウス工業） / 現場状況 / N-35-40-31.480407 E-139-26-26.096191 / N-35-40-31.480407 E-139-26-26.09619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4" office:value-type="string">
            <text:p>2021-07-21_06-48-06_000.jpg</text:p>
          </table:table-cell>
          <table:table-cell table:style-name="ce19" office:value-type="string">
            <text:p>:m 東和 PHOTO / 210721w / 谷保駅 / 国立倉庫建替計画 / １名 / 三位電気（大和ハウス工業） / 現場状況 / N-35-40-31.480407 E-139-26-26.096191</text:p>
          </table:table-cell>
          <table:table-cell table:style-name="ce19"/>
          <table:table-cell table:style-name="ce4" table:formula="of:=[.F52]" office:value-type="string" office:string-value="N-35-40-31.480407 E-139-26-26.096191">
            <text:p>N-35-40-31.480407 E-139-26-26.096191</text:p>
          </table:table-cell>
          <table:table-cell table:style-name="ce4" office:value-type="string">
            <text:p>N-35-40-31.480407 E-139-26-26.096191</text:p>
          </table:table-cell>
          <table:table-cell table:style-name="ce38" table:formula="of:=IF([.E52]=&quot;&quot;;[.C52];CONCATENATE([.C52];&quot; / &quot;;[.E52]))" office:value-type="string" office:string-value=":m 東和 PHOTO / 210721w / 谷保駅 / 国立倉庫建替計画 / １名 / 三位電気（大和ハウス工業） / 現場状況 / N-35-40-31.480407 E-139-26-26.096191 / N-35-40-31.480407 E-139-26-26.096191">
            <text:p>:m 東和 PHOTO / 210721w / 谷保駅 / 国立倉庫建替計画 / １名 / 三位電気（大和ハウス工業） / 現場状況 / N-35-40-31.480407 E-139-26-26.096191 / N-35-40-31.480407 E-139-26-26.09619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4" office:value-type="string">
            <text:p>2021-07-21_07-12-37_000.jpg</text:p>
          </table:table-cell>
          <table:table-cell table:style-name="ce20" office:value-type="string">
            <text:p>JVEMV6 52#2 / 52. 自然観察 / field_photos / 植物：野菜 / @谷保駅最寄り、東和現場：横を流れる小川 / object=水草,photo-for=~ / N-35-40-26.72882 E-139-26-25.38208</text:p>
          </table:table-cell>
          <table:table-cell table:style-name="ce37"/>
          <table:table-cell table:style-name="ce4" table:formula="of:=[.F53]" office:value-type="string" office:string-value="N-35-40-26.72882 E-139-26-25.38208">
            <text:p>N-35-40-26.72882 E-139-26-25.38208</text:p>
          </table:table-cell>
          <table:table-cell table:style-name="ce4" office:value-type="string">
            <text:p>N-35-40-26.72882 E-139-26-25.38208</text:p>
          </table:table-cell>
          <table:table-cell table:style-name="ce38" table:formula="of:=IF([.E53]=&quot;&quot;;[.C53];CONCATENATE([.C53];&quot; / &quot;;[.E53]))" office:value-type="string" office:string-value="JVEMV6 52#2 / 52. 自然観察 / field_photos / 植物：野菜 / @谷保駅最寄り、東和現場：横を流れる小川 / object=水草,photo-for=~ / N-35-40-26.72882 E-139-26-25.38208 / N-35-40-26.72882 E-139-26-25.38208">
            <text:p>JVEMV6 52#2 / 52. 自然観察 / field_photos / 植物：野菜 / @谷保駅最寄り、東和現場：横を流れる小川 / object=水草,photo-for=~ / N-35-40-26.72882 E-139-26-25.38208 / N-35-40-26.72882 E-139-26-25.3820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4" office:value-type="string">
            <text:p>2021-07-21_07-12-47_000.jpg</text:p>
          </table:table-cell>
          <table:table-cell table:style-name="ce20" office:value-type="string">
            <text:p>JVEMV6 52#2 / 52. 自然観察 / field_photos / 植物：野菜 / @谷保駅最寄り、東和現場：敷地の端 / object=葛のような花を付けている：ツル性植物,photo-for=~,other=見知っている種 / N-35-40-26.72882 E-139-26-25.38208</text:p>
          </table:table-cell>
          <table:table-cell table:style-name="ce37"/>
          <table:table-cell table:style-name="ce4" table:formula="of:=[.F54]" office:value-type="string" office:string-value="N-35-40-26.72882 E-139-26-25.38208">
            <text:p>N-35-40-26.72882 E-139-26-25.38208</text:p>
          </table:table-cell>
          <table:table-cell table:style-name="ce4" office:value-type="string">
            <text:p>N-35-40-26.72882 E-139-26-25.38208</text:p>
          </table:table-cell>
          <table:table-cell table:style-name="ce38" table:formula="of:=IF([.E54]=&quot;&quot;;[.C54];CONCATENATE([.C54];&quot; / &quot;;[.E54]))" office:value-type="string" office:string-value="JVEMV6 52#2 / 52. 自然観察 / field_photos / 植物：野菜 / @谷保駅最寄り、東和現場：敷地の端 / object=葛のような花を付けている：ツル性植物,photo-for=~,other=見知っている種 / N-35-40-26.72882 E-139-26-25.38208 / N-35-40-26.72882 E-139-26-25.38208">
            <text:p>JVEMV6 52#2 / 52. 自然観察 / field_photos / 植物：野菜 / @谷保駅最寄り、東和現場：敷地の端 / object=葛のような花を付けている：ツル性植物,photo-for=~,other=見知っている種 / N-35-40-26.72882 E-139-26-25.38208 / N-35-40-26.72882 E-139-26-25.3820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4" office:value-type="string">
            <text:p>2021-07-21_07-12-58_000.jpg</text:p>
          </table:table-cell>
          <table:table-cell table:style-name="ce20" office:value-type="string">
            <text:p>JVEMV6 52#2 / 52. 自然観察 / field_photos / 植物：野菜 / @谷保駅最寄り、東和現場：敷地の端 / object=葛のような花を付けている：ツル性植物,photo-for=~,other=見知っている種 / N-35-40-30.491638 E-139-26-27.74414</text:p>
          </table:table-cell>
          <table:table-cell table:style-name="ce8"/>
          <table:table-cell table:style-name="ce4" table:formula="of:=[.F55]" office:value-type="string" office:string-value="N-35-40-30.491638 E-139-26-27.74414">
            <text:p>N-35-40-30.491638 E-139-26-27.74414</text:p>
          </table:table-cell>
          <table:table-cell table:style-name="ce4" office:value-type="string">
            <text:p>N-35-40-30.491638 E-139-26-27.74414</text:p>
          </table:table-cell>
          <table:table-cell table:style-name="ce38" table:formula="of:=IF([.E55]=&quot;&quot;;[.C55];CONCATENATE([.C55];&quot; / &quot;;[.E55]))" office:value-type="string" office:string-value="JVEMV6 52#2 / 52. 自然観察 / field_photos / 植物：野菜 / @谷保駅最寄り、東和現場：敷地の端 / object=葛のような花を付けている：ツル性植物,photo-for=~,other=見知っている種 / N-35-40-30.491638 E-139-26-27.74414 / N-35-40-30.491638 E-139-26-27.74414">
            <text:p>JVEMV6 52#2 / 52. 自然観察 / field_photos / 植物：野菜 / @谷保駅最寄り、東和現場：敷地の端 / object=葛のような花を付けている：ツル性植物,photo-for=~,other=見知っている種 / N-35-40-30.491638 E-139-26-27.74414 / N-35-40-30.491638 E-139-26-27.7441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4" office:value-type="string">
            <text:p>2021-07-21_07-13-12_000.jpg</text:p>
          </table:table-cell>
          <table:table-cell table:style-name="ce20" office:value-type="string">
            <text:p>JVEMV6 52#2 / 52. 自然観察 / field_photos / 植物：野菜 / @谷保駅最寄り、東和現場：敷地の端 / object=葛のような花を付けている：ツル性植物,photo-for=~,other=見知っている種 / N-35-40-30.491638 E-139-26-27.74414</text:p>
          </table:table-cell>
          <table:table-cell table:style-name="ce37"/>
          <table:table-cell table:style-name="ce4" table:formula="of:=[.F56]" office:value-type="string" office:string-value="N-35-40-30.491638 E-139-26-27.74414">
            <text:p>N-35-40-30.491638 E-139-26-27.74414</text:p>
          </table:table-cell>
          <table:table-cell table:style-name="ce4" office:value-type="string">
            <text:p>N-35-40-30.491638 E-139-26-27.74414</text:p>
          </table:table-cell>
          <table:table-cell table:style-name="ce38" table:formula="of:=IF([.E56]=&quot;&quot;;[.C56];CONCATENATE([.C56];&quot; / &quot;;[.E56]))" office:value-type="string" office:string-value="JVEMV6 52#2 / 52. 自然観察 / field_photos / 植物：野菜 / @谷保駅最寄り、東和現場：敷地の端 / object=葛のような花を付けている：ツル性植物,photo-for=~,other=見知っている種 / N-35-40-30.491638 E-139-26-27.74414 / N-35-40-30.491638 E-139-26-27.74414">
            <text:p>JVEMV6 52#2 / 52. 自然観察 / field_photos / 植物：野菜 / @谷保駅最寄り、東和現場：敷地の端 / object=葛のような花を付けている：ツル性植物,photo-for=~,other=見知っている種 / N-35-40-30.491638 E-139-26-27.74414 / N-35-40-30.491638 E-139-26-27.7441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4" office:value-type="string">
            <text:p>2021-07-21_07-21-42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17.514038 E-139-26-18.570556</text:p>
          </table:table-cell>
          <table:table-cell table:style-name="ce37"/>
          <table:table-cell table:style-name="ce4" table:formula="of:=[.F57]" office:value-type="string" office:string-value="N-35-40-17.514038 E-139-26-18.570556">
            <text:p>N-35-40-17.514038 E-139-26-18.570556</text:p>
          </table:table-cell>
          <table:table-cell table:style-name="ce4" office:value-type="string">
            <text:p>N-35-40-17.514038 E-139-26-18.570556</text:p>
          </table:table-cell>
          <table:table-cell table:style-name="ce38" table:formula="of:=IF([.E57]=&quot;&quot;;[.C57];CONCATENATE([.C57];&quot; / &quot;;[.E57]))" office:value-type="string" office:string-value="JVEMV6 52#2 / 52. 自然観察 / field_photos / 植物：野菜 / @谷保駅最寄り、東和現場：敷地の端 / object=アザミ,photo-for=~,other=~ / N-35-40-17.514038 E-139-26-18.570556 / N-35-40-17.514038 E-139-26-18.570556">
            <text:p>JVEMV6 52#2 / 52. 自然観察 / field_photos / 植物：野菜 / @谷保駅最寄り、東和現場：敷地の端 / object=アザミ,photo-for=~,other=~ / N-35-40-17.514038 E-139-26-18.570556 / N-35-40-17.514038 E-139-26-18.57055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4" office:value-type="string">
            <text:p>2021-07-21_07-21-48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17.514038 E-139-26-18.570556</text:p>
          </table:table-cell>
          <table:table-cell table:style-name="ce37"/>
          <table:table-cell table:style-name="ce4" table:formula="of:=[.F58]" office:value-type="string" office:string-value="N-35-40-17.514038 E-139-26-18.570556">
            <text:p>N-35-40-17.514038 E-139-26-18.570556</text:p>
          </table:table-cell>
          <table:table-cell table:style-name="ce4" office:value-type="string">
            <text:p>N-35-40-17.514038 E-139-26-18.570556</text:p>
          </table:table-cell>
          <table:table-cell table:style-name="ce38" table:formula="of:=IF([.E58]=&quot;&quot;;[.C58];CONCATENATE([.C58];&quot; / &quot;;[.E58]))" office:value-type="string" office:string-value="JVEMV6 52#2 / 52. 自然観察 / field_photos / 植物：野菜 / @谷保駅最寄り、東和現場：敷地の端 / object=アザミ,photo-for=~,other=~ / N-35-40-17.514038 E-139-26-18.570556 / N-35-40-17.514038 E-139-26-18.570556">
            <text:p>JVEMV6 52#2 / 52. 自然観察 / field_photos / 植物：野菜 / @谷保駅最寄り、東和現場：敷地の端 / object=アザミ,photo-for=~,other=~ / N-35-40-17.514038 E-139-26-18.570556 / N-35-40-17.514038 E-139-26-18.57055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4" office:value-type="string">
            <text:p>2021-07-21_07-21-56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17.514038 E-139-26-18.570556</text:p>
          </table:table-cell>
          <table:table-cell table:style-name="ce37"/>
          <table:table-cell table:style-name="ce4" table:formula="of:=[.F59]" office:value-type="string" office:string-value="N-35-40-17.514038 E-139-26-18.570556">
            <text:p>N-35-40-17.514038 E-139-26-18.570556</text:p>
          </table:table-cell>
          <table:table-cell table:style-name="ce4" office:value-type="string">
            <text:p>N-35-40-17.514038 E-139-26-18.570556</text:p>
          </table:table-cell>
          <table:table-cell table:style-name="ce38" table:formula="of:=IF([.E59]=&quot;&quot;;[.C59];CONCATENATE([.C59];&quot; / &quot;;[.E59]))" office:value-type="string" office:string-value="JVEMV6 52#2 / 52. 自然観察 / field_photos / 植物：野菜 / @谷保駅最寄り、東和現場：敷地の端 / object=アザミ,photo-for=~,other=~ / N-35-40-17.514038 E-139-26-18.570556 / N-35-40-17.514038 E-139-26-18.570556">
            <text:p>JVEMV6 52#2 / 52. 自然観察 / field_photos / 植物：野菜 / @谷保駅最寄り、東和現場：敷地の端 / object=アザミ,photo-for=~,other=~ / N-35-40-17.514038 E-139-26-18.570556 / N-35-40-17.514038 E-139-26-18.57055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4" office:value-type="string">
            <text:p>2021-07-21_07-22-05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27.29187 E-139-26-30.051269</text:p>
          </table:table-cell>
          <table:table-cell table:style-name="ce37"/>
          <table:table-cell table:style-name="ce4" table:formula="of:=[.F60]" office:value-type="string" office:string-value="N-35-40-27.29187 E-139-26-30.051269">
            <text:p>N-35-40-27.29187 E-139-26-30.051269</text:p>
          </table:table-cell>
          <table:table-cell table:style-name="ce4" office:value-type="string">
            <text:p>N-35-40-27.29187 E-139-26-30.051269</text:p>
          </table:table-cell>
          <table:table-cell table:style-name="ce38" table:formula="of:=IF([.E60]=&quot;&quot;;[.C60];CONCATENATE([.C60];&quot; / &quot;;[.E60]))" office:value-type="string" office:string-value="JVEMV6 52#2 / 52. 自然観察 / field_photos / 植物：野菜 / @谷保駅最寄り、東和現場：敷地の端 / object=アザミ,photo-for=~,other=~ / N-35-40-27.29187 E-139-26-30.051269 / N-35-40-27.29187 E-139-26-30.051269">
            <text:p>JVEMV6 52#2 / 52. 自然観察 / field_photos / 植物：野菜 / @谷保駅最寄り、東和現場：敷地の端 / object=アザミ,photo-for=~,other=~ / N-35-40-27.29187 E-139-26-30.051269 / N-35-40-27.29187 E-139-26-30.0512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4" office:value-type="string">
            <text:p>2021-07-21_07-22-17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27.29187 E-139-26-30.051269</text:p>
          </table:table-cell>
          <table:table-cell table:style-name="ce37"/>
          <table:table-cell table:style-name="ce4" table:formula="of:=[.F61]" office:value-type="string" office:string-value="N-35-40-27.29187 E-139-26-30.051269">
            <text:p>N-35-40-27.29187 E-139-26-30.051269</text:p>
          </table:table-cell>
          <table:table-cell table:style-name="ce4" office:value-type="string">
            <text:p>N-35-40-27.29187 E-139-26-30.051269</text:p>
          </table:table-cell>
          <table:table-cell table:style-name="ce38" table:formula="of:=IF([.E61]=&quot;&quot;;[.C61];CONCATENATE([.C61];&quot; / &quot;;[.E61]))" office:value-type="string" office:string-value="JVEMV6 52#2 / 52. 自然観察 / field_photos / 植物：野菜 / @谷保駅最寄り、東和現場：敷地の端 / object=アザミ,photo-for=~,other=~ / N-35-40-27.29187 E-139-26-30.051269 / N-35-40-27.29187 E-139-26-30.051269">
            <text:p>JVEMV6 52#2 / 52. 自然観察 / field_photos / 植物：野菜 / @谷保駅最寄り、東和現場：敷地の端 / object=アザミ,photo-for=~,other=~ / N-35-40-27.29187 E-139-26-30.051269 / N-35-40-27.29187 E-139-26-30.0512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4" office:value-type="string">
            <text:p>2021-07-21_07-22-36_000.jpg</text:p>
          </table:table-cell>
          <table:table-cell table:style-name="ce20" office:value-type="string">
            <text:p>JVEMV6 52#2 / 52. 自然観察 / field_photos / 植物：野菜 / @谷保駅最寄り、東和現場：敷地の端 / object=アザミ,photo-for=~,other=~ / N-35-40-27.29187 E-139-26-30.051269</text:p>
          </table:table-cell>
          <table:table-cell table:style-name="ce37"/>
          <table:table-cell table:style-name="ce4" table:formula="of:=[.F62]" office:value-type="string" office:string-value="N-35-40-27.29187 E-139-26-30.051269">
            <text:p>N-35-40-27.29187 E-139-26-30.051269</text:p>
          </table:table-cell>
          <table:table-cell table:style-name="ce4" office:value-type="string">
            <text:p>N-35-40-27.29187 E-139-26-30.051269</text:p>
          </table:table-cell>
          <table:table-cell table:style-name="ce38" table:formula="of:=IF([.E62]=&quot;&quot;;[.C62];CONCATENATE([.C62];&quot; / &quot;;[.E62]))" office:value-type="string" office:string-value="JVEMV6 52#2 / 52. 自然観察 / field_photos / 植物：野菜 / @谷保駅最寄り、東和現場：敷地の端 / object=アザミ,photo-for=~,other=~ / N-35-40-27.29187 E-139-26-30.051269 / N-35-40-27.29187 E-139-26-30.051269">
            <text:p>JVEMV6 52#2 / 52. 自然観察 / field_photos / 植物：野菜 / @谷保駅最寄り、東和現場：敷地の端 / object=アザミ,photo-for=~,other=~ / N-35-40-27.29187 E-139-26-30.051269 / N-35-40-27.29187 E-139-26-30.0512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4" office:value-type="string">
            <text:p>2021-07-21_07-39-39_000.jpg</text:p>
          </table:table-cell>
          <table:table-cell table:style-name="ce27" office:value-type="string">
            <text:p>:PHOTO 記録しておきたいもの / @谷保駅最寄り、東和現場 / object=血圧計のパネル：数値が表示されている,photo-for=数値の記録 / N-35-40-37.852478 E-139-26-35.76416</text:p>
          </table:table-cell>
          <table:table-cell table:style-name="ce37"/>
          <table:table-cell table:style-name="ce4" table:formula="of:=[.F63]" office:value-type="string" office:string-value="N-35-40-37.852478 E-139-26-35.76416">
            <text:p>N-35-40-37.852478 E-139-26-35.76416</text:p>
          </table:table-cell>
          <table:table-cell table:style-name="ce4" office:value-type="string">
            <text:p>N-35-40-37.852478 E-139-26-35.76416</text:p>
          </table:table-cell>
          <table:table-cell table:style-name="ce38" table:formula="of:=IF([.E63]=&quot;&quot;;[.C63];CONCATENATE([.C63];&quot; / &quot;;[.E63]))" office:value-type="string" office:string-value=":PHOTO 記録しておきたいもの / @谷保駅最寄り、東和現場 / object=血圧計のパネル：数値が表示されている,photo-for=数値の記録 / N-35-40-37.852478 E-139-26-35.76416 / N-35-40-37.852478 E-139-26-35.76416">
            <text:p>:PHOTO 記録しておきたいもの / @谷保駅最寄り、東和現場 / object=血圧計のパネル：数値が表示されている,photo-for=数値の記録 / N-35-40-37.852478 E-139-26-35.76416 / N-35-40-37.852478 E-139-26-35.7641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4" office:value-type="string">
            <text:p>2021-07-21_17-11-42_000.jpg</text:p>
          </table:table-cell>
          <table:table-cell table:style-name="ce19" office:value-type="string">
            <text:p>:m 東和 PHOTO / 210721w / 谷保駅 / 国立倉庫建替計画 / １名 / 三位電気（大和ハウス工業） / 帰宅時刻：２０分ぐらい前</text:p>
          </table:table-cell>
          <table:table-cell table:style-name="ce3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64]=&quot;&quot;;[.C64];CONCATENATE([.C64];&quot; / &quot;;[.E64]))" office:value-type="string" office:string-value=":m 東和 PHOTO / 210721w / 谷保駅 / 国立倉庫建替計画 / １名 / 三位電気（大和ハウス工業） / 帰宅時刻：２０分ぐらい前">
            <text:p>:m 東和 PHOTO / 210721w / 谷保駅 / 国立倉庫建替計画 / １名 / 三位電気（大和ハウス工業） / 帰宅時刻：２０分ぐらい前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string">
            <text:p>2021-07-21_17-42-16_000.jpg</text:p>
          </table:table-cell>
          <table:table-cell table:style-name="ce19" office:value-type="string">
            <text:p>:m 東和 PHOTO / 210721w / 谷保駅 / 国立倉庫建替計画 / １名 / 三位電気（大和ハウス工業） / 日報</text:p>
          </table:table-cell>
          <table:table-cell table:style-name="ce19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65]=&quot;&quot;;[.C65];CONCATENATE([.C65];&quot; / &quot;;[.E65]))" office:value-type="string" office:string-value=":m 東和 PHOTO / 210721w / 谷保駅 / 国立倉庫建替計画 / １名 / 三位電気（大和ハウス工業） / 日報">
            <text:p>:m 東和 PHOTO / 210721w / 谷保駅 / 国立倉庫建替計画 / １名 / 三位電気（大和ハウス工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4" office:value-type="string">
            <text:p>2021-07-21_21-07-36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66]=&quot;&quot;;[.C66];CONCATENATE([.C66];&quot; / &quot;;[.E66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4" office:value-type="string">
            <text:p>2021-07-22_07-32-4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8.930664 E-139-34-50.588378</text:p>
          </table:table-cell>
          <table:table-cell table:style-name="ce38" table:formula="of:=IF([.E67]=&quot;&quot;;[.C67];CONCATENATE([.C67];&quot; / &quot;;[.E6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1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2021/07/22</text:date>, <text:time>09:2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2T09:26:56.58</dc:date>
    <dc:creator>iwabuchi ken</dc:creator>
    <meta:editing-duration>P35DT6H23M51S</meta:editing-duration>
    <meta:editing-cycles>12992</meta:editing-cycles>
    <meta:document-statistic meta:table-count="1" meta:cell-count="586" meta:object-count="0"/>
  </office:meta>
</office:document-meta>
</file>